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5281/zenodo.108877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5281/zenodo.108878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5281/zenodo.108977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5281/zenodo.108977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doi.org/10.5281/zenodo.108977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5281/zenodo.108977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5281/zenodo.108977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doi.org/10.5281/zenodo.108977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5281/zenodo.108977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doi.org/10.5281/zenodo.108992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5281/zenodo.108992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5281/zenodo.1089927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5281/zenodo.1089928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doi.org/10.5281/zenodo.108992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doi.org/10.5281/zenodo.108994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5281/zenodo.108994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5281/zenodo.108994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doi.org/10.5281/zenodo.109260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5281/zenodo.109260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doi.org/10.5281/zenodo.1092614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doi.org/10.5281/zenodo.1092667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doi.org/10.5281/zenodo.1092668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doi.org/10.5281/zenodo.1092671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doi.org/10.5281/zenodo.1092674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5281/zenodo.1092678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doi.org/10.5281/zenodo.1092680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doi.org/10.5281/zenodo.1092684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doi.org/10.5281/zenodo.1092686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doi.org/10.5281/zenodo.109268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doi.org/10.5281/zenodo.1092689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doi.org/10.5281/zenodo.109269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doi.org/10.5281/zenodo.1092694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5281/zenodo.10926959</text:p>
          </table:table-cell>
          <table:table-cell office:value-type="string" calcext:value-type="string">
            <text:p>Email to here</text:p>
          </table:table-cell>
          <table:table-cell office:value-type="string" calcext:value-type="string">
            <text:p>15:00 April 4<text:span text:style-name="T1">th</text:span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doi.org/10.5281/zenodo.1092758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doi.org/10.5281/zenodo.1092759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doi.org/10.5281/zenodo.109276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doi.org/10.5281/zenodo.1092765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doi.org/10.5281/zenodo.1092767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doi.org/10.5281/zenodo.1092786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doi.org/10.5281/zenodo.1092790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doi.org/10.5281/zenodo.109279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doi.org/10.5281/zenodo.1092795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doi.org/10.5281/zenodo.109279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doi.org/10.5281/zenodo.1092800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doi.org/10.5281/zenodo.1092802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doi.org/10.5281/zenodo.1092804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doi.org/10.5281/zenodo.1092808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doi.org/10.5281/zenodo.109308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5281/zenodo.109308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doi.org/10.5281/zenodo.1093091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doi.org/10.5281/zenodo.109317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doi.org/10.5281/zenodo.1093174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doi.org/10.5281/zenodo.1093174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doi.org/10.5281/zenodo.1093177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doi.org/10.5281/zenodo.1093192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doi.org/10.5281/zenodo.1093192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doi.org/10.5281/zenodo.1093194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doi.org/10.5281/zenodo.1093195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doi.org/10.5281/zenodo.1093196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5281/zenodo.10935620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doi.org/10.5281/zenodo.10935636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5281/zenodo.10935650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doi.org/10.5281/zenodo.10935662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doi.org/10.5281/zenodo.10935693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string" calcext:value-type="string">
            <text:p>Matt Dennis</text:p>
          </table:table-cell>
          <table:table-cell office:value-type="string" calcext:value-type="string">
            <text:p>https://doi.org/10.5281/zenodo.10935699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doi.org/10.5281/zenodo.10935707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doi.org/10.5281/zenodo.10935754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doi.org/10.5281/zenodo.10935869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doi.org/10.5281/zenodo.10935875</text:p>
          </table:table-cell>
          <table:table-cell office:value-type="string" calcext:value-type="string">
            <text:p>Batch 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doi.org/10.5281/zenodo.10935879</text:p>
          </table:table-cell>
          <table:table-cell office:value-type="string" calcext:value-type="string">
            <text:p>Batch 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3:27:29.786053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42:17.074531375</meta:creation-date>
    <dc:date>2024-04-06T15:32:32.610061402</dc:date>
    <meta:editing-duration>PT17H48M</meta:editing-duration>
    <meta:editing-cycles>75</meta:editing-cycles>
    <meta:generator>LibreOffice/7.5.9.2$Linux_X86_64 LibreOffice_project/50$Build-2</meta:generator>
    <meta:document-statistic meta:table-count="1" meta:cell-count="153" meta:object-count="0"/>
  </office:meta>
</office:document-meta>
</file>